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s text:c="1"/></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 text:c="1"/><text:span text:style-name="span_Paragraph_scrSection_columns_scrBook_scrBody"><text:span text:style-name="VerseNumber_Paragraph_scrSection_columns_scrBook_scrBody">1‑2 </text:span>Brɛ́á Yesu mʋa mʋ akasɩ́pʋ́ bɛbɛ́ɛn Yerusalem wúlu, bɛta Betfage wúlu ánɩ́ ɩbʋ Nfɔ-nyíbʋ</text:span><text:s text:c="1"/><text:note text:id="ftn1" text:note-class="footnote"><text:note-citation text:label="a ">a </text:note-citation><text:note-body><text:p text:style-name="NoteGeneralParagraph"><text:span text:style-name="NoteTargetReference_NoteGeneralParagraph_Paragraph_scrSection_columns_scrBook_scrBody">21:1 </text:span><text:span text:style-name="AlternateReading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 text:c="1"/><text:span text:style-name="span_Line1_scrSection_columns_scrBook_scrBody">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 text:c="1"/><text:span text:style-name="SeeInGlossary_Paragraph_scrSection_columns_scrBook_scrBody">Hosiána</text:span><text:s text:c="1"/><text:span text:style-name="span_Paragraph_scrSection_columns_scrBook_scrBody">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 text:c="1"/><text:span text:style-name="span_Paragraph_scrSection_columns_scrBook_scrBody">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 text:c="1"/><text:span text:style-name="span_Paragraph_scrSection_columns_scrBook_scrBody">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 text:c="1"/><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 text:c="1"/><text:span text:style-name="span_Paragraph_scrSection_columns_scrBook_scrBody">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 text:c="1"/><text:span text:style-name="span_Paragraph_scrSection_columns_scrBook_scrBody">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s text:c="1"/><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 text:c="1"/><text:span text:style-name="span_Paragraph_scrSection_columns_scrBook_scrBody"><text:span text:style-name="VerseNumber_Paragraph_scrSection_columns_scrBook_scrBody">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 text:c="1"/><text:span text:style-name="span_Paragraph_scrSection_columns_scrBook_scrBody">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s text:c="1"/></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 text:c="1"/><text:span text:style-name="span_pictureCaption_pictureColumn_Paragraph_scrSection_columns_scrBook_scrBody">(Mateo 22:19)</text:span><text:s text:c="1"/></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 text:c="1"/><text:span text:style-name="span_Paragraph_scrSection_columns_scrBook_scrBody">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 text:c="1"/><text:span text:style-name="span_Paragraph_scrSection_columns_scrBook_scrBody">mʋa </text:span><text:span text:style-name="SeeInGlossary_Paragraph_scrSection_columns_scrBook_scrBody">Isak</text:span><text:s text:c="1"/><text:span text:style-name="span_Paragraph_scrSection_columns_scrBook_scrBody">pʋ́ </text:span><text:span text:style-name="SeeInGlossary_Paragraph_scrSection_columns_scrBook_scrBody">Yakob</text:span><text:s text:c="1"/><text:span text:style-name="span_Paragraph_scrSection_columns_scrBook_scrBody">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 text:c="1"/><text:span text:style-name="span_Paragraph_scrSection_columns_scrBook_scrBody"><text:span text:style-name="VerseNumber_Paragraph_scrSection_columns_scrBook_scrBody">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text:p>
          <text:p text:style-name="Paragraph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_pictureCaption_pictureColumn_Paragraph_scrSection_columns_scrBook_scrBody">(Mateo 23:5)</text:span></text:p></draw:text-box></draw:frame><text:span text:style-name="span_Paragraph_scrSection_columns_scrBook_scrBody"><text:span text:style-name="VerseNumber_Paragraph_scrSection_columns_scrBook_scrBody">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s text:c="1"/><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 text:c="1"/><text:span text:style-name="span_Paragraph_scrSection_columns_scrBook_scrBody"><text:span text:style-name="VerseNumber_Paragraph_scrSection_columns_scrBook_scrBody">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 text:c="1"/><text:span text:style-name="span_Paragraph_scrSection_columns_scrBook_scrBody">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 text:c="1"/><text:span text:style-name="span_Paragraph_scrSection_columns_scrBook_scrBody">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 text:c="1"/><text:span text:style-name="span_Paragraph_scrSection_columns_scrBook_scrBody">bɔfʋn Sakaria, ogyi Barakia mʋ bi ámʋ́ʋ́ mlɩlɔ́mɔ Bulu ɔtswɛ́kpa obu mʋ́a </text:span><text:span text:style-name="SeeInGlossary_Paragraph_scrSection_columns_scrBook_scrBody">afɔdɩɛ-asubwi</text:span><text:s text:c="1"/><text:span text:style-name="span_Paragraph_scrSection_columns_scrBook_scrBody">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9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5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5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9T13:21:28</meta:creation-date>
    <dc:creator>Trihus</dc:creator>
    <dc:date>2012-05-29T13:21:28</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3.2295</meta:user-defined>
    <meta:user-defined meta:name="Created-By">PathwayB 1.1.3.2295</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NKOu3"
Const IsPreview = "False"
Const RunMacroFirstTime = "True"
Const IsCoverImageInserted = "tru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